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cc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pt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>
      <style:table-cell-properties fo:background-color="#cc0000" fo:border="0.06pt solid #000000" style:vertical-align="top"/>
    </style:style>
    <style:style style:name="ce14" style:family="table-cell" style:parent-style-name="Default">
      <style:table-cell-properties fo:background-color="#cc0000" fo:border="0.06pt solid #000000"/>
    </style:style>
    <style:style style:name="ce15" style:family="table-cell" style:parent-style-name="Default">
      <style:table-cell-properties fo:background-color="#00cc00" fo:border="0.06pt solid #000000"/>
      <style:text-properties fo:color="#000000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ffffff" fo:border="0.06pt solid #000000"/>
      <style:text-properties fo:color="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16"/>
        <table:table-column table:style-name="co3" table:default-cell-style-name="ce4"/>
        <table:table-column table:style-name="co2" table:number-columns-repeated="1019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2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Jacob has tested it, but 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I have tested this one many times: I played with the controller through camera to control the robot without seeing h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5" office:value-type="string" calcext:value-type="string">
            <text:p>PID gains for motors</text:p>
          </table:table-cell>
          <table:table-cell table:style-name="ce5"/>
          <table:table-cell table:style-name="ce10" office:value-type="string" calcext:value-type="string">
            <text:p>Soft</text:p>
          </table:table-cell>
          <table:table-cell table:style-name="ce13"/>
          <table:table-cell table:style-name="ce5"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0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style-name="ce22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3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4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5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5" office:value-type="string" calcext:value-type="string">
            <text:p>Camera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Hardware</text:p>
          </table:table-cell>
          <table:table-cell table:style-name="ce12"/>
          <table:table-cell table:style-name="ce21" office:value-type="string" calcext:value-type="string">
            <text:p>gst-launch-1.0 nvcamerasrc ! 'video/x-raw(memory:NVMM),width=640, height=480, framerate=30/1, format=NV12' ! nvvidconv flip-method=0 ! nvegltransform ! nveglglessink -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0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6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50:45.310212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37:29.877756675</meta:creation-date>
    <dc:date>2019-01-24T17:06:47.149142475</dc:date>
    <meta:editing-duration>PT54M10S</meta:editing-duration>
    <meta:editing-cycles>19</meta:editing-cycles>
    <meta:generator>LibreOffice/5.1.6.2$Linux_AARCH64 LibreOffice_project/10m0$Build-2</meta:generator>
    <meta:document-statistic meta:table-count="1" meta:cell-count="183" meta:object-count="0"/>
  </office:meta>
</office:document-meta>
</file>